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style:font-name="Helvetica" style:font-name-complex="Helvetica" fo:color="#365899" fo:font-size="9pt" style:font-size-asian="9pt" style:font-size-complex="9pt" fo:background-color="#F1F0F0" style:text-underline-type="none"/>
    </style:style>
  </office:automatic-styles>
  <office:body>
    <office:text text:use-soft-page-breaks="true">
      <text:p text:style-name="P1">XCRAM Interview 2</text:p>
      <text:p text:style-name="Normal"><text:a xlink:href="https://l.facebook.com/l.php?u=https%3A%2F%2Fdrive.google.com%2Fopen%3Fid%3D0B6PTnYdbvnbxcFhlYXBvWDV0dTg&amp;h=uAQEFm4F-" office:target-frame-name="_blank" xlink:show="new"><text:span text:style-name="T2">https://drive.google.com/open?id=0B6PTnYdbvnbxcFhlYXBvWDV0dTg</text:span></text:a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ET 36</meta:initial-creator>
    <dc:creator>INET 36</dc:creator>
    <meta:creation-date>2016-11-11T08:13:00Z</meta:creation-date>
    <dc:date>2016-11-11T08:14:00Z</dc:date>
    <meta:template xlink:href="Normal" xlink:type="simple"/>
    <meta:editing-cycles>1</meta:editing-cycles>
    <meta:editing-duration>PT60S</meta:editing-duration>
    <meta:document-statistic meta:page-count="1" meta:paragraph-count="1" meta:word-count="33" meta:character-count="224" meta:row-count="1" meta:non-whitespace-character-count="192"/>
  </office:meta>
</office:document-meta>
</file>